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floorの修正</text:p>
                  </text:list-item>
                  <text:list-item>
                    <text:p>レイトレがシミュレータ上で完動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最適化の勉強</text:p>
                  </text:list-item>
                  <text:list-item>
                    <text:p>インライン展開の改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59M57S</meta:editing-duration>
    <meta:editing-cycles>9</meta:editing-cycles>
    <dc:date>2012-11-06T01:19:49</dc:date>
    <meta:generator>LibreOffice/3.3$Unix LibreOffice_project/330m19$Build-401</meta:generator>
    <dc:creator>hs </dc:creator>
    <meta:document-statistic meta:object-count="25"/>
  </office:meta>
</office:document-meta>
</file>